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imple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EA400</text:p>
          </table:table-cell>
          <table:table-cell office:value-type="string" calcext:value-type="string">
            <text:p><text:a xlink:href="https://www.mouser.at/ProductDetail/Wurth-Elektronik/1541201NEA400?qs=u16ybLDytRZ%252BRXqtXC1wNA%3D%3D" xlink:type="simple">1541201NEA400</text:a>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EA400-1715480.pdf" xlink:type="simple">1541201NEA400</text:a></text:p>
          </table:table-cell>
          <table:table-cell office:value-type="string" calcext:value-type="string">
            <text:p>1541201NC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<text:a xlink:href="https://www.mouser.at/ProductDetail/Diodes-Incorporated/PI4IOE5V96224ZLEX?qs=0lQeLiL1qybZKU%252B6WN8aKg%3D%3D" xlink:type="simple">PI4IOE5V96224ZLEX</text:a>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4-CP2102NA02QFN20R</text:p>
          </table:table-cell>
          <table:table-cell office:value-type="string" calcext:value-type="string">
            <text:p><text:a xlink:href="https://www.mouser.at/ProductDetail/Silicon-Labs/CP2102N-A02-GQFN20R?qs=u16ybLDytRbf2uwPkMBdUg%3D%3D" xlink:type="simple">CP2102N-A02-GQFN20R</text:a>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a xlink:href="https://www.mouser.at/datasheet/2/368/cp2102n_datasheet-1634912.pdf" xlink:type="simple">CP2102N-A02-GQFN20R</text:a></text:p>
          </table:table-cell>
          <table:table-cell/>
          <table:table-cell office:value-type="string" calcext:value-type="string">
            <text:p>RS232 (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BQ25040DQCR</text:p>
          </table:table-cell>
          <table:table-cell office:value-type="string" calcext:value-type="string">
            <text:p><text:a xlink:href="https://www.mouser.at/ProductDetail/Texas-Instruments/BQ25040DQCR?qs=LWWr1WFOkdGauR4seMHvtw%3D%3D" xlink:type="simple">BQ25040DQCR</text:a>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<text:a xlink:href="http://www.ti.com/general/docs/suppproductinfo.tsp?distId=26&amp;gotoUrl=http%3A%2F%2Fwww.ti.com%2Flit%2Fgpn%2Fbq25040" xlink:type="simple">BQ25040DQCR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SF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20:09:16.703878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2H55M13S</meta:editing-duration>
    <meta:editing-cycles>21</meta:editing-cycles>
    <meta:generator>LibreOffice/7.0.4.2$Linux_X86_64 LibreOffice_project/00$Build-2</meta:generator>
    <dc:date>2022-07-03T21:01:12.706920034</dc:date>
    <meta:document-statistic meta:table-count="1" meta:cell-count="111" meta:object-count="0"/>
  </office:meta>
</office:document-meta>
</file>